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22pt" style:font-size-asian="22pt" style:font-size-complex="22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22pt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ask Sheet</text:p>
      <text:p text:style-name="P1"/>
      <text:list xml:id="list1070855332" text:style-name="L1">
        <text:list-item>
          <text:p text:style-name="P3">Set the population size to 50. Populate the ship.</text:p>
        </text:list-item>
        <text:list-item>
          <text:p text:style-name="P3">Hide the ship frame from view, then show it again.</text:p>
        </text:list-item>
        <text:list-item>
          <text:p text:style-name="P3">Generate the exit routes for the population.</text:p>
        </text:list-item>
        <text:list-item>
          <text:p text:style-name="P3">Change the camera angle so you have a bird's eye view of the ship.</text:p>
        </text:list-item>
        <text:list-item>
          <text:p text:style-name="P3">Evacuate the ship. While the evacuation is occurring, change the camera view to face the exits of the ship. Please say when you believe the evacuation is over.</text:p>
        </text:list-item>
        <text:list-item>
          <text:p text:style-name="P3">Read out loud the time the simulation took and the number of people evacuated.</text:p>
        </text:list-item>
      </text:list>
      <text:p text:style-name="P2"/>
      <text:p text:style-name="P2"><text:tab/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Kilian</meta:initial-creator>
    <meta:creation-date>2013-02-15T11:05:28</meta:creation-date>
    <meta:printed-by>Michael Kilian</meta:printed-by>
    <meta:print-date>2013-02-15T11:57:02</meta:print-date>
    <meta:document-statistic meta:table-count="0" meta:image-count="0" meta:object-count="0" meta:page-count="1" meta:paragraph-count="8" meta:word-count="91" meta:character-count="470" meta:non-whitespace-character-count="392"/>
    <dc:date>2013-02-15T11:57:50</dc:date>
    <dc:creator>Michael Kilian</dc:creator>
    <meta:editing-duration>PT7M11S</meta:editing-duration>
    <meta:editing-cycles>1</meta:editing-cycles>
    <meta:generator>LibreOffice/3.4$Unix LibreOffice_project/340m1$Build-502</meta:generator>
  </office:meta>
</office:document-meta>
</file>